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5146E6CD451C6F92839.png" manifest:media-type="image/png"/>
  <manifest:file-entry manifest:full-path="Pictures/100000010000012D000000CCF1725FA95907F6DC.png" manifest:media-type="image/png"/>
  <manifest:file-entry manifest:full-path="Pictures/100000000000042C00000259B295CDDBF8416FF9.png" manifest:media-type="image/png"/>
  <manifest:file-entry manifest:full-path="Pictures/1000000000000500000002D0996151D237E56B94.png" manifest:media-type="image/png"/>
  <manifest:file-entry manifest:full-path="Pictures/1000000100000187000000D1BA92E1B4899F0963.png" manifest:media-type="image/png"/>
  <manifest:file-entry manifest:full-path="Pictures/10000000000007D0000007D06E56E7E7BABD9C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533cm, 12.803cm, 10.246cm, 12.376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5.631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775cm, 0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675cm" svg:height="6.985cm" svg:x="2.54cm" svg:y="1.27cm">
          <draw:image xlink:href="Pictures/10000000000007D0000007D06E56E7E7BABD9C24.png" xlink:type="simple" xlink:show="embed" xlink:actuate="onLoad" draw:mime-type="image/png">
            <text:p/>
          </draw:image>
        </draw:frame>
        <draw:frame draw:style-name="gr2" draw:text-style-name="P1" draw:layer="layout" svg:width="4.444cm" svg:height="4.643cm" svg:x="10.161cm" svg:y="2.54cm">
          <draw:image xlink:href="Pictures/1000000000000500000002D0996151D237E56B94.png" xlink:type="simple" xlink:show="embed" xlink:actuate="onLoad" draw:mime-type="image/png">
            <text:p/>
          </draw:image>
        </draw:frame>
        <draw:frame draw:style-name="gr3" draw:text-style-name="P1" draw:layer="layout" svg:width="6.35cm" svg:height="3.573cm" svg:x="15.875cm" svg:y="2.777cm">
          <draw:image xlink:href="Pictures/100000000000042C00000259B295CDDBF8416FF9.png" xlink:type="simple" xlink:show="embed" xlink:actuate="onLoad" draw:mime-type="image/png">
            <text:p/>
          </draw:image>
        </draw:frame>
        <draw:frame draw:style-name="gr3" draw:text-style-name="P1" draw:layer="layout" svg:width="7.963cm" svg:height="5.397cm" svg:x="2.197cm" svg:y="9.525cm">
          <draw:image xlink:href="Pictures/100000010000012D000000CCF1725FA95907F6DC.png" xlink:type="simple" xlink:show="embed" xlink:actuate="onLoad" draw:mime-type="image/png">
            <text:p/>
          </draw:image>
        </draw:frame>
        <draw:frame draw:style-name="gr3" draw:text-style-name="P1" draw:layer="layout" svg:width="10.344cm" svg:height="5.529cm" svg:x="11.881cm" svg:y="8.441cm">
          <draw:image xlink:href="Pictures/1000000100000187000000D1BA92E1B4899F096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5" draw:text-style-name="P1" draw:layer="layout" svg:width="19.383cm" svg:height="14.478cm" svg:x="3.81cm" svg:y="0.635cm">
          <draw:image xlink:href="Pictures/1000000000000640000005146E6CD451C6F9283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7T12:53:42.812847584</meta:creation-date>
    <dc:date>2023-07-18T08:12:00.850394488</dc:date>
    <meta:editing-duration>PT19H8M8S</meta:editing-duration>
    <meta:editing-cycles>1</meta:editing-cycles>
    <meta:document-statistic meta:object-count="31"/>
    <meta:generator>LibreOffice/7.3.7.2$Linux_X86_64 LibreOffice_project/30$Build-2</meta:generator>
  </office:meta>
</office:document-meta>
</file>